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Standard">
      <style:text-properties officeooo:paragraph-rsid="10708155"/>
    </style:style>
    <style:style style:name="P42" style:family="paragraph" style:parent-style-name="Standard">
      <style:text-properties officeooo:paragraph-rsid="10719011"/>
    </style:style>
    <style:style style:name="P43" style:family="paragraph" style:parent-style-name="Standard">
      <style:text-properties officeooo:paragraph-rsid="10738c5f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officeooo:paragraph-rsid="10927978"/>
    </style:style>
    <style:style style:name="P47" style:family="paragraph" style:parent-style-name="Footnote">
      <style:text-properties officeooo:paragraph-rsid="10a032f8"/>
    </style:style>
    <style:style style:name="P48" style:family="paragraph" style:parent-style-name="Standard">
      <style:text-properties officeooo:paragraph-rsid="10a33ce2"/>
    </style:style>
    <style:style style:name="P49" style:family="paragraph" style:parent-style-name="Standard">
      <style:text-properties officeooo:paragraph-rsid="0c8364eb"/>
    </style:style>
    <style:style style:name="P50" style:family="paragraph" style:parent-style-name="Standard">
      <style:text-properties officeooo:paragraph-rsid="0c819a59"/>
    </style:style>
    <style:style style:name="P51" style:family="paragraph" style:parent-style-name="Standard">
      <style:text-properties officeooo:paragraph-rsid="10a49d18"/>
    </style:style>
    <style:style style:name="P52" style:family="paragraph" style:parent-style-name="Standard">
      <style:text-properties officeooo:paragraph-rsid="0a0f8417"/>
    </style:style>
    <style:style style:name="P53" style:family="paragraph" style:parent-style-name="Footnote">
      <style:text-properties officeooo:paragraph-rsid="10af0356"/>
    </style:style>
    <style:style style:name="P54" style:family="paragraph" style:parent-style-name="Footnote">
      <style:text-properties officeooo:paragraph-rsid="10b3db8e"/>
    </style:style>
    <style:style style:name="P55" style:family="paragraph" style:parent-style-name="Standard">
      <style:text-properties officeooo:paragraph-rsid="10b573ec"/>
    </style:style>
    <style:style style:name="P56" style:family="paragraph" style:parent-style-name="Standard">
      <style:text-properties officeooo:paragraph-rsid="10b6b51a"/>
    </style:style>
    <style:style style:name="P5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9" style:family="paragraph" style:parent-style-name="Standard" style:list-style-name="L1">
      <style:paragraph-properties fo:break-before="page"/>
      <style:text-properties officeooo:paragraph-rsid="0b0ddd8e"/>
    </style:style>
    <style:style style:name="P6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b809af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2" style:family="text">
      <style:text-properties officeooo:rsid="04473353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officeooo:rsid="0aace3cd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3db8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officeooo:rsid="0f8f58bd"/>
    </style:style>
    <style:style style:name="T242" style:family="text">
      <style:text-properties officeooo:rsid="0f95a7a0"/>
    </style:style>
    <style:style style:name="T243" style:family="text">
      <style:text-properties officeooo:rsid="105c8aaa"/>
    </style:style>
    <style:style style:name="T244" style:family="text">
      <style:text-properties fo:font-size="12pt" style:font-size-asian="12pt" style:font-size-complex="12pt"/>
    </style:style>
    <style:style style:name="T245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7"><text:span text:style-name="T133">C</text:span><text:span text:style-name="T132">hecklist voor </text:span><text:span text:style-name="T134">de installatie</text:span><text:span text:style-name="T132"> van </text:span><text:span text:style-name="T138"><text:user-field-get text:name="Distro">AlmaLinux</text:user-field-get></text:span><text:span text:style-name="T139"><text:s/></text:span><text:span text:style-name="T138"><text:user-field-get text:name="Version">8.10</text:user-field-get></text:span><text:span text:style-name="T136"><text:note text:id="ftn1" text:note-class="footnote"><text:note-citation>1</text:note-citation><text:note-body><text:p text:style-name="P54"><text:span text:style-name="T219">D</text:span><text:span text:style-name="T216">eze </text:span><text:span text:style-name="T224"><text:user-field-get text:name="Distro">AlmaLinux</text:user-field-get></text:span><text:span text:style-name="T217"><text:s/></text:span><text:span text:style-name="T225"><text:user-field-get text:name="Version">8.10</text:user-field-get></text:span><text:span text:style-name="T225"><text:s/></text:span><text:span text:style-name="T226">Server</text:span><text:span text:style-name="T216"> </text:span><text:span text:style-name="T222">van </text:span><text:span text:style-name="T223">17 april</text:span><text:span text:style-name="T222"> 2024 </text:span><text:span text:style-name="T216">wordt ondersteund tot </text:span><text:span text:style-name="T223">3</text:span><text:span text:style-name="T221">1 </text:span><text:span text:style-name="T220">mei</text:span><text:span text:style-name="T216"> 202</text:span><text:span text:style-name="T218">9</text:span><text:span text:style-name="T216">.</text:span></text:p></text:note-body></text:note></text:span><text:span text:style-name="T137"><text:s/></text:span><text:span text:style-name="T140">Server</text:span><text:span text:style-name="T135">.</text:span></text:p>
      <text:p text:style-name="P8"/>
      <text:p text:style-name="P9"/>
      <text:p text:style-name="P44">Vul het tekstvak achter &lt;...&gt; in</text:p>
      <text:p text:style-name="P3"><text:span text:style-name="T20">&lt;</text:span><text:span text:style-name="T205">g</text:span><text:span text:style-name="T9">ebruiker</text:span><text:span text:style-name="T190">&gt;</text:span><text:span text:style-name="T197"><text:tab/><text:tab/></text:span><text:span text:style-name="T211"> <text:tab/><text:tab/></text:span><text:span text:style-name="T198"><draw:control text:anchor-type="as-char" svg:y="-0.4cm" draw:z-index="7" draw:name="Gebruiker 2" draw:style-name="gr2" draw:text-style-name="P65" svg:width="6.002cm" svg:height="0.5cm" draw:control="control6"><svg:title>Gebruiker</svg:title><svg:desc>Volledige naam, bijv. Jan Stek</svg:desc></draw:control></text:span><text:span text:style-name="T198"><text:tab/></text:span><text:span text:style-name="T199">b</text:span><text:span text:style-name="T234">ijv.</text:span><text:span text:style-name="T200"> </text:span><text:span text:style-name="T209">J</text:span><text:span text:style-name="T210">a</text:span><text:span text:style-name="T209">n </text:span><text:span text:style-name="T210">Jansen</text:span></text:p>
      <text:p text:style-name="P46"><text:span text:style-name="T9">&lt;</text:span><text:span text:style-name="T203">g</text:span><text:span text:style-name="T12">ebruikersnaam</text:span><text:span text:style-name="T190">&gt;</text:span><text:span text:style-name="T12"><text:tab/></text:span><text:span text:style-name="T202"><draw:control text:anchor-type="as-char" svg:y="-0.4cm" draw:z-index="8" draw:name="Gberuikersnaam 3" draw:style-name="gr2" draw:text-style-name="P65" svg:width="6.002cm" svg:height="0.5cm" draw:control="control7"><svg:title>Gebruikersnaam</svg:title><svg:desc>Korte naam, bijv. jan</svg:desc></draw:control></text:span><text:span text:style-name="T202"><text:tab/></text:span><text:span text:style-name="T204">b</text:span><text:span text:style-name="T237">ijv.</text:span><text:span text:style-name="T4"> </text:span><text:span text:style-name="T152">j</text:span><text:span text:style-name="T153">a</text:span><text:span text:style-name="T152">n</text:span></text:p>
      <text:p text:style-name="P2"><text:span text:style-name="T9">&lt;</text:span><text:span text:style-name="T10">computernaam</text:span><text:span text:style-name="T190">&gt;</text:span><text:span text:style-name="T206"><text:tab/><text:tab/></text:span><text:span text:style-name="T12"><draw:control text:anchor-type="as-char" svg:y="-0.4cm" draw:z-index="9" draw:name="Computernaam 1" draw:style-name="gr2" draw:text-style-name="P65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6">ijv.</text:span><text:span text:style-name="T191"> </text:span><text:span text:style-name="T196">pc02</text:span></text:p>
      <text:p text:style-name="P3"><text:span text:style-name="T20">&lt;</text:span><text:span text:style-name="T205">g</text:span><text:span text:style-name="T9">ebruiker</text:span><text:span text:style-name="T190">&gt;<text:tab/></text:span><text:span text:style-name="T192"><text:tab/></text:span><text:span text:style-name="T211"> <text:tab/><text:tab/></text:span><text:span text:style-name="T198"><draw:control text:anchor-type="as-char" svg:y="-0.4cm" draw:z-index="10" draw:name="Gebruiker 3" draw:style-name="gr2" draw:text-style-name="P65" svg:width="6.002cm" svg:height="0.5cm" draw:control="control9"><svg:title>Gebruiker</svg:title><svg:desc>Volledige naam, bijv. Jan Stek</svg:desc></draw:control></text:span><text:span text:style-name="T198"><text:tab/></text:span><text:span text:style-name="T199">e</text:span><text:span text:style-name="T235">vt.</text:span><text:span text:style-name="T201"> extra gebruikers</text:span></text:p>
      <text:p text:style-name="P48"><text:span text:style-name="T20">&lt;</text:span><text:span text:style-name="T205">g</text:span><text:span text:style-name="T9">ebruikersnaam</text:span><text:span text:style-name="T190">&gt;<text:tab/></text:span><text:span text:style-name="T202"><draw:control text:anchor-type="as-char" svg:y="-0.4cm" draw:z-index="11" draw:name="Gberuikersnaam 4" draw:style-name="gr2" draw:text-style-name="P65" svg:width="6.002cm" svg:height="0.5cm" draw:control="control10"><svg:title>Gebruikersnaam</svg:title><svg:desc>Korte naam, bijv. jan</svg:desc></draw:control></text:span><text:span text:style-name="T202"><text:tab/></text:span><text:span text:style-name="T204">e</text:span><text:span text:style-name="T238">vt.</text:span><text:span text:style-name="T193"> extra gebruikers</text:span></text:p>
      <text:p text:style-name="P45"><text:span text:style-name="T245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20">Nog niet op Linux?</text:span></text:span><text:span text:style-name="T144"><text:tab/></text:span><text:span text:style-name="T148">G</text:span><text:span text:style-name="T145">ebruik </text:span><text:span text:style-name="Strong_20_Emphasis"><text:span text:style-name="T149">Checklist </text:span></text:span><text:span text:style-name="Strong_20_Emphasis"><text:span text:style-name="T150">overzetten</text:span></text:span><text:span text:style-name="T145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6"> onder </text:span><text:span text:style-name="Strong_20_Emphasis"><text:span text:style-name="T121">Linux</text:span></text:span><text:span text:style-name="T147">.</text:span></text:p>
      <text:p text:style-name="P20"><text:span text:style-name="Strong_20_Emphasis"><text:span text:style-name="T122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Installatie uitvoeren</text:bookmark-ref></text:span></text:span><text:span text:style-name="T118">.</text:span></text:p>
      <text:p text:style-name="P15"/>
      <text:p text:style-name="P15"/>
      <text:list text:style-name="L1">
        <text:list-item>
          <text:p text:style-name="P60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2"><draw:control text:anchor-type="as-char" draw:z-index="4" draw:name="Vorm3_0" draw:style-name="gr1" draw:text-style-name="P6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2"><draw:control text:anchor-type="as-char" draw:z-index="5" draw:name="Vorm3_ 2" draw:style-name="gr1" draw:text-style-name="P6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40">Aanmelden als </text:span><text:span text:style-name="T21">&lt;</text:span><text:span text:style-name="T208">g</text:span><text:span text:style-name="T5">ebruiker</text:span><text:span text:style-name="T194">&gt;</text:span><text:span text:style-name="T6"><text:note text:id="ftn2" text:note-class="footnote"><text:note-citation>2</text:note-citation><text:note-body><text:p text:style-name="P29"><text:span text:style-name="T80">E</text:span><text:span text:style-name="T91">v</text:span><text:span text:style-name="T92">en</text:span><text:span text:style-name="T94">t</text:span><text:span text:style-name="T95">uele </text:span><text:span text:style-name="T96">extra </text:span><text:span text:style-name="T239">gebruiker</text:span><text:span text:style-name="T89">s</text:span><text:span text:style-name="T96"> aanmelden </text:span><text:span text:style-name="T97">en dezelfde stappen uitvoeren</text:span><text:span text:style-name="T93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3"><draw:control text:anchor-type="as-char" draw:z-index="12" draw:name="Vorm4" draw:style-name="gr1" draw:text-style-name="P64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1"><text:span text:style-name="T79">Typ: </text:span><text:span text:style-name="User_20_Entry"><text:span text:style-name="T10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3">olg </text:span><text:span text:style-name="T44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9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3"><draw:control text:anchor-type="as-char" draw:z-index="13" draw:name="Vorm 3" draw:style-name="gr1" draw:text-style-name="P6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3"><draw:control text:anchor-type="as-char" draw:z-index="14" draw:name="Vorm 4" draw:style-name="gr1" draw:text-style-name="P64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2"><text:span text:style-name="T79">Typ: </text:span><text:span text:style-name="User_20_Entry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2"/></text:span></text:p>
          </table:table-cell>
          <table:table-cell table:style-name="_31_._5f_Installatie_5f_voorbereiden.D7" office:value-type="string">
            <text:p text:style-name="P40"><text:span text:style-name="T49">Selecteer</text:span><text:span text:style-name="T44"> </text:span><text:span text:style-name="Strong_20_Emphasis"><text:span text:style-name="T31">1</text:span></text:span><text:span text:style-name="T61"> </text:span><text:span text:style-name="T62">Installatie voorbereiden</text:span><text:span text:style-name="T48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3">olg </text:span><text:span text:style-name="T44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9"><text:bookmark-start text:name="__RefNumPara__4009_1271708128"/><text:span text:style-name="Strong_20_Emphasis"><text:span text:style-name="T151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4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5">Start de computer op vanaf</text:span><text:span text:style-name="T155"><text:note text:id="ftn3" text:note-class="footnote"><text:note-citation>1</text:note-citation><text:note-body><text:p text:style-name="P47"><text:span text:style-name="T101">B</text:span><text:span text:style-name="T102">ootmenu/</text:span><text:span text:style-name="T101">S</text:span><text:span text:style-name="T102">etup</text:span><text:span text:style-name="T100"> via </text:span><text:span text:style-name="T98">é</text:span><text:span text:style-name="T99">é</text:span><text:span text:style-name="T101">n van de </text:span><text:span text:style-name="T103">Veelgebruikte toetsen:</text:span><text:span text:style-name="T105"> </text:span><text:span text:style-name="T114">Esc</text:span><text:span text:style-name="T105">, </text:span><text:span text:style-name="T114">Delete</text:span><text:span text:style-name="T105">, </text:span><text:span text:style-name="T114">F1</text:span><text:span text:style-name="T105">, </text:span><text:span text:style-name="T114">F2</text:span><text:span text:style-name="T105">, </text:span><text:span text:style-name="T114">F9</text:span><text:span text:style-name="T105">, </text:span><text:span text:style-name="T114">F10</text:span><text:span text:style-name="T105">, </text:span><text:span text:style-name="T114">F11</text:span><text:span text:style-name="T105">, of </text:span><text:span text:style-name="T114">F12</text:span></text:p></text:note-body></text:note></text:span><text:span text:style-name="T155"> </text:span><text:span text:style-name="T156">een </text:span><text:span text:style-name="T141"><text:user-field-get text:name="Distro">AlmaLinux</text:user-field-get></text:span><text:span text:style-name="T154"><text:s/></text:span><text:span text:style-name="T142"><text:user-field-get text:name="Version">8.10</text:user-field-get></text:span><text:span text:style-name="T142"><text:s/></text:span><text:span text:style-name="T143">Server</text:span><text:span text:style-name="T73"> </text:span><text:span text:style-name="T74">L</text:span><text:span text:style-name="T75">ive</text:span><text:span text:style-name="T75"><text:note text:id="ftn4" text:note-class="footnote"><text:note-citation>2</text:note-citation><text:note-body><text:p text:style-name="P39"><text:span text:style-name="T212">Vanaf ee</text:span>n <text:span text:style-name="T242">L</text:span>ive <text:span text:style-name="T241">USB</text:span><text:span text:style-name="T215">-stick</text:span><text:span text:style-name="T18"> </text:span>kunt <text:span text:style-name="T212">u opstarten en</text:span> <text:span text:style-name="T16">met </text:span><text:span text:style-name="T157"><text:user-field-get text:name="Distro">AlmaLinux</text:user-field-get></text:span><text:span text:style-name="T157"><text:s/></text:span>werken zonder enige bestanden op de harde schijf te wijzigen en maakt ook installatie van <text:span text:style-name="T157"><text:user-field-get text:name="Distro">AlmaLinux</text:user-field-get></text:span><text:span text:style-name="T157"><text:s/></text:span>mogelijk.</text:p></text:note-body></text:note></text:span><text:span text:style-name="T75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53"><text:span text:style-name="T88">Maak een opstartbare USB-stick</text:span><text:span text:style-name="T86">:<text:line-break/></text:span><text:span text:style-name="T81">Download </text:span><text:span text:style-name="T82">een </text:span><text:span text:style-name="Sterk_20_accent_20_voetnoot"><text:span text:style-name="T112">AlmaL</text:span></text:span><text:span text:style-name="Sterk_20_accent_20_voetnoot"><text:span text:style-name="T110">inux </text:span></text:span><text:span text:style-name="Sterk_20_accent_20_voetnoot"><text:span text:style-name="T113">OS </text:span></text:span><text:span text:style-name="Sterk_20_accent_20_voetnoot"><text:span text:style-name="T110"><text:user-field-get text:name="Version">8.10</text:user-field-get></text:span></text:span><text:span text:style-name="Sterk_20_accent_20_voetnoot"><text:span text:style-name="T110"><text:s/></text:span></text:span><text:span text:style-name="Sterk_20_accent_20_voetnoot"><text:span text:style-name="T111">DVD ISO</text:span></text:span><text:span text:style-name="Sterk_20_accent_20_voetnoot"><text:span text:style-name="T84"> </text:span></text:span><text:span text:style-name="T83">vanaf </text:span><text:a xlink:type="simple" xlink:href="https://almalinux.org/" text:style-name="Internet_20_link" text:visited-style-name="Visited_20_Internet_20_Link"><text:span text:style-name="Strong_20_Emphasis"><text:span text:style-name="T214">almalinux.org</text:span></text:span></text:a><text:span text:style-name="T104">.</text:span><text:span text:style-name="Strong_20_Emphasis"><text:span text:style-name="T115"><text:line-break/></text:span></text:span><text:span text:style-name="T85">De </text:span><text:span text:style-name="T87">ver</text:span><text:span text:style-name="T85">volgstappen staan beschreven in </text:span><text:span text:style-name="Sterk_20_accent_20_voetnoot"><text:span text:style-name="T33">Linux informatie</text:span></text:span><text:span text:style-name="T85">, te vinden op </text:span><text:a xlink:type="simple" xlink:href="https://karelzimmer.nl/" text:style-name="Internet_20_link" text:visited-style-name="Visited_20_Internet_20_Link"><text:span text:style-name="T213">karelzimmer.nl</text:span></text:a><text:span text:style-name="T85">, onder </text:span><text:span text:style-name="Strong_20_Emphasis"><text:span text:style-name="T90">Linux</text:span></text:span><text:span text:style-name="T85">.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55"><text:span text:style-name="T49">Selecteer</text:span><text:span text:style-name="T37"> </text:span><text:span text:style-name="Strong_20_Emphasis"><text:span text:style-name="T26">Install</text:span></text:span><text:span text:style-name="Strong_20_Emphasis"><text:span text:style-name="T38"> </text:span></text:span><text:span text:style-name="Strong_20_Emphasis"><text:span text:style-name="T27"><text:user-field-get text:name="Distro">AlmaLinux</text:user-field-get></text:span></text:span><text:span text:style-name="Strong_20_Emphasis"><text:span text:style-name="T29"><text:s/></text:span></text:span><text:span text:style-name="Strong_20_Emphasis"><text:span text:style-name="T28"><text:user-field-get text:name="Version">8.10</text:user-field-get></text:span></text:span><text:span text:style-name="T35"><text:s/></text:span><text:span text:style-name="T54">en druk op de </text:span><text:span text:style-name="T30">Enter</text:span><text:span text:style-name="T5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4" svg:width="0.35cm" svg:height="0.35cm" draw:control="control24"/></text:span></text:p>
          </table:table-cell>
          <table:table-cell table:style-name="_32_._5f_Installatie_5f_uitvoeren.C1" office:value-type="string">
            <text:p text:style-name="P56"><text:span text:style-name="T178">Bij</text:span><text:span text:style-name="T179"> </text:span><text:span text:style-name="Strong_20_Emphasis"><text:span text:style-name="T180">WELCOME TO </text:span></text:span><text:span text:style-name="Strong_20_Emphasis"><text:span text:style-name="T181">ALMA</text:span></text:span><text:span text:style-name="Strong_20_Emphasis"><text:span text:style-name="T180">LINUX </text:span></text:span><text:span text:style-name="Strong_20_Emphasis"><text:span text:style-name="T189"><text:user-field-get text:name="Version">8.10</text:user-field-get></text:span></text:span><text:span text:style-name="T182"><text:s/>select</text:span><text:span text:style-name="T183">eer</text:span><text:span text:style-name="T184"> </text:span><text:span text:style-name="Strong_20_Emphasis"><text:span text:style-name="T187">Nederlands</text:span></text:span><text:span text:style-name="T184"> en klik</text:span><text:span text:style-name="T185"> </text:span><text:span text:style-name="T184">op</text:span><text:span text:style-name="T186"> </text:span><text:span text:style-name="Strong_20_Emphasis"><text:span text:style-name="T176">Doorgaa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4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6">Onder</text:span><text:span text:style-name="T162"> </text:span><text:span text:style-name="Strong_20_Emphasis"><text:span text:style-name="T166">GEBRUIKERSINSTELLINGEN </text:span></text:span><text:span text:style-name="T166">klik op </text:span><text:span text:style-name="T172">Gebruiker aanmaken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1"><text:span text:style-name="T243">Vul in </text:span><text:span text:style-name="Strong_20_Emphasis"><text:span text:style-name="T72">Volledige naam</text:span></text:span><text:span text:style-name="T56"> </text:span><text:span text:style-name="T20">&lt;</text:span><text:span text:style-name="T205">g</text:span><text:span text:style-name="T9">ebruiker</text:span><text:span text:style-name="T190">&gt;</text:span><text:span text:style-name="T57">, <text:line-break/></text:span><text:span text:style-name="Strong_20_Emphasis"><text:span text:style-name="T72">Gebruikersnaam</text:span></text:span><text:span text:style-name="T56"> &lt;</text:span><text:span text:style-name="T7">gebruikersnaam&gt;</text:span><text:span text:style-name="T56">,</text:span></text:p>
            <text:p text:style-name="Standard"><text:span text:style-name="T59">vink aan </text:span><text:span text:style-name="Strong_20_Emphasis"><text:span text:style-name="T116">Maak deze gebruiker beheerde</text:span></text:span><text:span text:style-name="T69">r</text:span><text:span text:style-name="T59">,</text:span></text:p>
            <text:p text:style-name="Standard"><text:span text:style-name="T58">g</text:span><text:span text:style-name="T59">eef tweemaal een </text:span><text:span text:style-name="Strong_20_Emphasis"><text:span text:style-name="T72">wachtwoord</text:span></text:span><text:span text:style-name="T59"> </text:span><text:span text:style-name="T60">en k</text:span><text:span text:style-name="T59">lik op </text:span><text:span text:style-name="Strong_20_Emphasis"><text:span text:style-name="T69">Klaar</text:span></text:span><text:span text:style-name="T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4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9">O</text:span><text:span text:style-name="T166">nder </text:span><text:span text:style-name="T172">SYSTEEM</text:span><text:span text:style-name="T166"> </text:span><text:span text:style-name="T169">klik </text:span><text:span text:style-name="T166">op </text:span><text:span text:style-name="T172">Installatiebestemming</text:span><text:span text:style-name="Strong_20_Emphasis"><text:span text:style-name="T160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8">Controleer </text:span><text:span text:style-name="T39">de </text:span><text:span text:style-name="T68">Apparaatselectie </text:span><text:span text:style-name="T38">en klik op </text:span><text:span text:style-name="T67">Klaar</text:span><text:span text:style-name="T3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4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9">O</text:span><text:span text:style-name="T166">nder </text:span><text:span text:style-name="T172">SYSTEEM</text:span><text:span text:style-name="T166"> </text:span><text:span text:style-name="T169">klik </text:span><text:span text:style-name="T166">op </text:span><text:span text:style-name="T172">Netwerk &amp; hostnaam</text:span><text:span text:style-name="Strong_20_Emphasis"><text:span text:style-name="T160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1">Verplaats</text:span><text:span text:style-name="T167"> </text:span><text:span text:style-name="T170">de </text:span><text:span text:style-name="T167">schuif</text:span><text:span text:style-name="T170">regelaar</text:span><text:span text:style-name="T167"> achter de netwerkadapter </text:span><text:span text:style-name="T170">van </text:span><text:span text:style-name="T175">UIT</text:span><text:span text:style-name="T170"> naar</text:span><text:span text:style-name="T167"> </text:span><text:span text:style-name="T173">AAN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5">V</text:span><text:span text:style-name="T163">ul </text:span><text:span text:style-name="T164">in </text:span><text:span text:style-name="Strong_20_Emphasis"><text:span text:style-name="T167">Hostnaam</text:span></text:span><text:span text:style-name="T11"> &lt;</text:span><text:span text:style-name="T13">computernaam&gt;</text:span><text:span text:style-name="T159"> </text:span><text:span text:style-name="T161">en klik op </text:span><text:span text:style-name="Strong_20_Emphasis"><text:span text:style-name="T173">Toepassen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K</text:span><text:span text:style-name="T166">lik op </text:span><text:span text:style-name="T172">Klaar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4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9">O</text:span><text:span text:style-name="T166">nder </text:span><text:span text:style-name="T172">SOFTWARE</text:span><text:span text:style-name="T166"> </text:span><text:span text:style-name="T169">klik </text:span><text:span text:style-name="T166">op </text:span><text:span text:style-name="T174">Software selectie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8">Selecteer </text:span><text:span text:style-name="T174">Server</text:span><text:span text:style-name="T168"> en klik op </text:span><text:span text:style-name="T174">Klaar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4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8">Klik op </text:span><text:span text:style-name="Strong_20_Emphasis"><text:span text:style-name="T177">Begin installatie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4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44">.</text:span></text:p>
          </table:table-cell>
        </table:table-row>
      </table:table>
      <text:p text:style-name="P22"><text:span text:style-name="Strong_20_Emphasis"><text:span text:style-name="T55"/></text:span></text:p>
      <text:list text:continue-numbering="true" text:style-name="L1">
        <text:list-item>
          <text:p text:style-name="P58"><text:span text:style-name="Strong_20_Emphasis"><text:span text:style-name="T70">Installatie </text:span></text:span><text:span text:style-name="Strong_20_Emphasis"><text:span text:style-name="T71">afronden</text:span></text:span></text:p>
        </text:list-item>
      </text:list>
      <text:p text:style-name="P23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3"><draw:control text:anchor-type="as-char" draw:z-index="2" draw:name="Vorm24" draw:style-name="gr1" draw:text-style-name="P64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6">Aanmelden als </text:span><text:span text:style-name="T22">&lt;</text:span><text:span text:style-name="T207">g</text:span><text:span text:style-name="T8">ebruiker</text:span><text:span text:style-name="T195">&gt;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3"><draw:control text:anchor-type="as-char" draw:z-index="15" draw:name="Vorm 5" draw:style-name="gr1" draw:text-style-name="P64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9">Typ: </text:span><text:span text:style-name="User_20_Entry"><text:span text:style-name="T10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3">olg </text:span><text:span text:style-name="T44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3"><draw:control text:anchor-type="as-char" draw:z-index="16" draw:name="Vorm 7" draw:style-name="gr1" draw:text-style-name="P64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9">Typ: </text:span><text:span text:style-name="User_20_Entry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2"/></text:span></text:p>
          </table:table-cell>
          <table:table-cell table:style-name="_33_._5f_Installatie_5f_afronden.C7" office:value-type="string">
            <text:p text:style-name="Standard"><text:span text:style-name="T49">Selecteer</text:span><text:span text:style-name="T45"> </text:span><text:span text:style-name="Strong_20_Emphasis"><text:span text:style-name="T32">3</text:span></text:span><text:span text:style-name="T63"> </text:span><text:span text:style-name="T64">Installatie</text:span><text:span text:style-name="T65"> </text:span><text:span text:style-name="T66">afronden</text:span><text:span text:style-name="T48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3">olg </text:span><text:span text:style-name="T44">de aanwijzingen op het scherm.</text:span></text:p>
          </table:table-cell>
        </table:table-row>
      </table:table>
      <text:p text:style-name="P23"><text:span text:style-name="Strong_20_Emphasis"><text:span text:style-name="T36"/></text:span></text:p>
      <text:list text:continue-numbering="true" text:style-name="L1">
        <text:list-item>
          <text:p text:style-name="P61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3"><draw:control text:anchor-type="as-char" draw:z-index="3" draw:name="Vorm40_0" draw:style-name="gr1" draw:text-style-name="P64" svg:width="0.35cm" svg:height="0.35cm" draw:control="control2"/></text:span></text:p>
          </table:table-cell>
          <table:table-cell table:style-name="Tabel2.A1" office:value-type="string">
            <text:p text:style-name="P34"><text:span text:style-name="T53"><draw:control text:anchor-type="as-char" draw:z-index="6" draw:name="Vorm40_ 1" draw:style-name="gr1" draw:text-style-name="P64" svg:width="0.35cm" svg:height="0.35cm" draw:control="control5"/></text:span></text:p>
          </table:table-cell>
          <table:table-cell table:style-name="Tabel2.D1" office:value-type="string">
            <text:p text:style-name="P14"><text:span text:style-name="T36">Aanmelden als </text:span><text:span text:style-name="T22">&lt;</text:span><text:span text:style-name="T207">g</text:span><text:span text:style-name="T8">ebruiker</text:span><text:span text:style-name="T195">&gt;</text:span><text:span text:style-name="T46"><text:note text:id="ftn6" text:note-class="footnote"><text:note-citation>1</text:note-citation><text:note-body><text:p text:style-name="P30"><text:span text:style-name="T106">E</text:span><text:span text:style-name="T108">ventuele extra </text:span><text:span text:style-name="T240">gebruiker</text:span><text:span text:style-name="T107">s</text:span><text:span text:style-name="T108"> aanmelden en dezelfde stappen uitvoeren.</text:span></text:p></text:note-body></text:note></text:span><text:span text:style-name="T36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3"><draw:control text:anchor-type="as-char" draw:z-index="17" draw:name="Vorm 8" draw:style-name="gr1" draw:text-style-name="P64" svg:width="0.35cm" svg:height="0.35cm" draw:control="control16"/></text:span></text:p>
          </table:table-cell>
          <table:table-cell table:style-name="Tabel2.A1" office:value-type="string">
            <text:p text:style-name="P37"><text:span text:style-name="T53"><draw:control text:anchor-type="as-char" draw:z-index="18" draw:name="Vorm 9" draw:style-name="gr1" draw:text-style-name="P64" svg:width="0.35cm" svg:height="0.35cm" draw:control="control17"/></text:span></text:p>
          </table:table-cell>
          <table:table-cell table:style-name="Tabel2.D3" office:value-type="string">
            <text:p text:style-name="P43"><text:span text:style-name="T79">Typ: </text:span><text:span text:style-name="User_20_Entry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9">Selecteer</text:span><text:span text:style-name="T45"> </text:span><text:span text:style-name="Strong_20_Emphasis"><text:span text:style-name="T32">4</text:span></text:span><text:span text:style-name="T63"> </text:span><text:span text:style-name="T50">Gebruiker inrichten</text:span><text:span text:style-name="T48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3">olg </text:span><text:span text:style-name="T44">de aanwijzingen op het scherm.</text:span></text:p>
          </table:table-cell>
        </table:table-row>
      </table:table>
      <text:p text:style-name="P10"><text:span text:style-name="T47"/></text:p>
      <text:p text:style-name="P52"/>
      <text:p text:style-name="P19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T130"><text:user-field-get text:name="Distro">AlmaLinux</text:user-field-get></text:span><text:span text:style-name="T128"><text:s/></text:span><text:span text:style-name="T129"><text:user-field-get text:name="Version">8.10</text:user-field-get></text:span><text:span text:style-name="T129"><text:s/></text:span><text:span text:style-name="T131">Server</text:span><text:span text:style-name="T34"> </text:span><text:span text:style-name="T126">is voltooid.</text:span></text:p>
      <text:p text:style-name="P4"/>
      <text:list text:style-name="L2">
        <text:list-header>
          <text:p text:style-name="P62"><text:span text:style-name="T229">Geschreven door </text:span><text:a xlink:type="simple" xlink:href="mailto:info@karelzimmer.nl?subject=Checklist%20installatie%20Linux" text:style-name="Internet_20_link" text:visited-style-name="Visited_20_Internet_20_Link"><text:span text:style-name="T230">Karel Zimmer</text:span></text:a><text:span text:style-name="T231">.</text:span></text:p>
          <text:p text:style-name="P63"><text:span text:style-name="T233">Licentie </text:span><text:span text:style-name="T231">C</text:span><text:span text:style-name="T232">C0</text:span><text:span text:style-name="T231"> 1.0 </text:span><text:span text:style-name="T22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8"><text:s/></text:span><text:span text:style-name="T22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server</text:file-name></text:span><text:span text:style-name="MT2"><text:tab/><text:tab/></text:span><text:span text:style-name="MT1"><text:date style:data-style-name="N36" text:date-value="2025-02-19T13:08:33.675664225">19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9T13:08:33.483869513</dc:date>
    <meta:keyword>Installatie</meta:keyword>
    <meta:keyword>Checklist</meta:keyword>
    <meta:keyword>Linux</meta:keyword>
    <meta:editing-cycles>6994</meta:editing-cycles>
    <meta:editing-duration>P12DT13H35M45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396" meta:character-count="2732" meta:non-whitespace-character-count="2380"/>
    <meta:user-defined meta:name="Info 1"/>
    <meta:user-defined meta:name="Info 2"/>
    <meta:user-defined meta:name="Info 3"/>
    <meta:user-defined meta:name="Info 4"/>
  </office:meta>
</office:document-meta>
</file>